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20260" table:style-name="ce17">
            <text:p>820.260</text:p>
          </table:table-cell>
          <table:table-cell office:value-type="float" office:value="73300" table:style-name="ce18">
            <text:p>73.300</text:p>
          </table:table-cell>
          <table:table-cell office:value-type="float" office:value="303300" table:style-name="ce18">
            <text:p>303.300</text:p>
          </table:table-cell>
          <table:table-cell office:value-type="float" office:value="1196860" table:style-name="ce19">
            <text:p>1.196.860</text:p>
          </table:table-cell>
          <table:table-cell office:value-type="float" office:value="1113414" table:style-name="ce19">
            <text:p>1.113.414</text:p>
          </table:table-cell>
          <table:table-cell office:value-type="percentage" office:value="0.93027923065354345" table:style-name="ce20">
            <text:p>93,0%</text:p>
          </table:table-cell>
          <table:table-cell office:value-type="float" office:value="363191" table:style-name="ce17">
            <text:p>363.191</text:p>
          </table:table-cell>
          <table:table-cell office:value-type="date" office:date-value="2021-03-15T00:00:00" table:style-name="ce21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47735" table:style-name="ce22">
            <text:p>147.735</text:p>
          </table:table-cell>
          <table:table-cell office:value-type="float" office:value="12600" table:style-name="ce23">
            <text:p>12.600</text:p>
          </table:table-cell>
          <table:table-cell office:value-type="float" office:value="47600" table:style-name="ce23">
            <text:p>47.600</text:p>
          </table:table-cell>
          <table:table-cell office:value-type="float" office:value="207935" table:style-name="ce24">
            <text:p>207.935</text:p>
          </table:table-cell>
          <table:table-cell office:value-type="float" office:value="182899" table:style-name="ce24">
            <text:p>182.899</text:p>
          </table:table-cell>
          <table:table-cell office:value-type="percentage" office:value="0.87959698944381659" table:style-name="ce25">
            <text:p>88,0%</text:p>
          </table:table-cell>
          <table:table-cell office:value-type="float" office:value="58794" table:style-name="ce22">
            <text:p>58.794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44815" table:style-name="ce22">
            <text:p>144.815</text:p>
          </table:table-cell>
          <table:table-cell office:value-type="float" office:value="12700" table:style-name="ce23">
            <text:p>12.700</text:p>
          </table:table-cell>
          <table:table-cell office:value-type="float" office:value="36600" table:style-name="ce23">
            <text:p>36.600</text:p>
          </table:table-cell>
          <table:table-cell office:value-type="float" office:value="194115" table:style-name="ce24">
            <text:p>194.115</text:p>
          </table:table-cell>
          <table:table-cell office:value-type="float" office:value="166072" table:style-name="ce24">
            <text:p>166.072</text:p>
          </table:table-cell>
          <table:table-cell office:value-type="percentage" office:value="0.85553409061638719" table:style-name="ce25">
            <text:p>85,6%</text:p>
          </table:table-cell>
          <table:table-cell office:value-type="float" office:value="58343" table:style-name="ce22">
            <text:p>58.343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76410" table:style-name="ce22">
            <text:p>76.410</text:p>
          </table:table-cell>
          <table:table-cell office:value-type="float" office:value="6500" table:style-name="ce23">
            <text:p>6.500</text:p>
          </table:table-cell>
          <table:table-cell office:value-type="float" office:value="41900" table:style-name="ce23">
            <text:p>41.900</text:p>
          </table:table-cell>
          <table:table-cell office:value-type="float" office:value="124810" table:style-name="ce24">
            <text:p>124.810</text:p>
          </table:table-cell>
          <table:table-cell office:value-type="float" office:value="110608" table:style-name="ce24">
            <text:p>110.608</text:p>
          </table:table-cell>
          <table:table-cell office:value-type="percentage" office:value="0.88621104078198865" table:style-name="ce25">
            <text:p>88,6%</text:p>
          </table:table-cell>
          <table:table-cell office:value-type="float" office:value="31322" table:style-name="ce22">
            <text:p>31.322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67280" table:style-name="ce22">
            <text:p>167.280</text:p>
          </table:table-cell>
          <table:table-cell office:value-type="float" office:value="14300" table:style-name="ce23">
            <text:p>14.300</text:p>
          </table:table-cell>
          <table:table-cell office:value-type="float" office:value="78000" table:style-name="ce23">
            <text:p>78.000</text:p>
          </table:table-cell>
          <table:table-cell office:value-type="float" office:value="259580" table:style-name="ce24">
            <text:p>259.580</text:p>
          </table:table-cell>
          <table:table-cell office:value-type="float" office:value="219594" table:style-name="ce24">
            <text:p>219.594</text:p>
          </table:table-cell>
          <table:table-cell office:value-type="percentage" office:value="0.84595885661453118" table:style-name="ce25">
            <text:p>84,6%</text:p>
          </table:table-cell>
          <table:table-cell office:value-type="float" office:value="65658" table:style-name="ce22">
            <text:p>65.658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0935" table:style-name="ce22">
            <text:p>70.935</text:p>
          </table:table-cell>
          <table:table-cell office:value-type="float" office:value="5900" table:style-name="ce23">
            <text:p>5.900</text:p>
          </table:table-cell>
          <table:table-cell office:value-type="float" office:value="20800" table:style-name="ce23">
            <text:p>20.800</text:p>
          </table:table-cell>
          <table:table-cell office:value-type="float" office:value="97635" table:style-name="ce24">
            <text:p>97.635</text:p>
          </table:table-cell>
          <table:table-cell office:value-type="float" office:value="79283" table:style-name="ce24">
            <text:p>79.283</text:p>
          </table:table-cell>
          <table:table-cell office:value-type="percentage" office:value="0.81203461873303628" table:style-name="ce25">
            <text:p>81,2%</text:p>
          </table:table-cell>
          <table:table-cell office:value-type="float" office:value="25897" table:style-name="ce22">
            <text:p>25.897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24975" table:style-name="ce22">
            <text:p>324.975</text:p>
          </table:table-cell>
          <table:table-cell office:value-type="float" office:value="27300" table:style-name="ce23">
            <text:p>27.300</text:p>
          </table:table-cell>
          <table:table-cell office:value-type="float" office:value="85800" table:style-name="ce23">
            <text:p>85.800</text:p>
          </table:table-cell>
          <table:table-cell office:value-type="float" office:value="438075" table:style-name="ce24">
            <text:p>438.075</text:p>
          </table:table-cell>
          <table:table-cell office:value-type="float" office:value="380228" table:style-name="ce24">
            <text:p>380.228</text:p>
          </table:table-cell>
          <table:table-cell office:value-type="percentage" office:value="0.86795183473149573" table:style-name="ce25">
            <text:p>86,8%</text:p>
          </table:table-cell>
          <table:table-cell office:value-type="float" office:value="124889" table:style-name="ce22">
            <text:p>124.889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15145" table:style-name="ce22">
            <text:p>215.145</text:p>
          </table:table-cell>
          <table:table-cell office:value-type="float" office:value="18600" table:style-name="ce23">
            <text:p>18.600</text:p>
          </table:table-cell>
          <table:table-cell office:value-type="float" office:value="73300" table:style-name="ce23">
            <text:p>73.300</text:p>
          </table:table-cell>
          <table:table-cell office:value-type="float" office:value="307045" table:style-name="ce24">
            <text:p>307.045</text:p>
          </table:table-cell>
          <table:table-cell office:value-type="float" office:value="239085" table:style-name="ce24">
            <text:p>239.085</text:p>
          </table:table-cell>
          <table:table-cell office:value-type="percentage" office:value="0.77866436515820159" table:style-name="ce25">
            <text:p>77,9%</text:p>
          </table:table-cell>
          <table:table-cell office:value-type="float" office:value="80114" table:style-name="ce22">
            <text:p>80.114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735380" table:style-name="ce22">
            <text:p>735.380</text:p>
          </table:table-cell>
          <table:table-cell office:value-type="float" office:value="63400" table:style-name="ce23">
            <text:p>63.400</text:p>
          </table:table-cell>
          <table:table-cell office:value-type="float" office:value="278900" table:style-name="ce23">
            <text:p>278.900</text:p>
          </table:table-cell>
          <table:table-cell office:value-type="float" office:value="1077680" table:style-name="ce24">
            <text:p>1.077.680</text:p>
          </table:table-cell>
          <table:table-cell office:value-type="float" office:value="899255" table:style-name="ce24">
            <text:p>899.255</text:p>
          </table:table-cell>
          <table:table-cell office:value-type="percentage" office:value="0.83443601068962958" table:style-name="ce25">
            <text:p>83,4%</text:p>
          </table:table-cell>
          <table:table-cell office:value-type="float" office:value="246018" table:style-name="ce22">
            <text:p>246.018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95650" table:style-name="ce22">
            <text:p>395.650</text:p>
          </table:table-cell>
          <table:table-cell office:value-type="float" office:value="31700" table:style-name="ce23">
            <text:p>31.700</text:p>
          </table:table-cell>
          <table:table-cell office:value-type="float" office:value="181300" table:style-name="ce23">
            <text:p>181.300</text:p>
          </table:table-cell>
          <table:table-cell office:value-type="float" office:value="608650" table:style-name="ce24">
            <text:p>608.650</text:p>
          </table:table-cell>
          <table:table-cell office:value-type="float" office:value="486767" table:style-name="ce24">
            <text:p>486.767</text:p>
          </table:table-cell>
          <table:table-cell office:value-type="percentage" office:value="0.7997486240039432" table:style-name="ce25">
            <text:p>80,0%</text:p>
          </table:table-cell>
          <table:table-cell office:value-type="float" office:value="154732" table:style-name="ce22">
            <text:p>154.732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9365" table:style-name="ce22">
            <text:p>129.365</text:p>
          </table:table-cell>
          <table:table-cell office:value-type="float" office:value="10900" table:style-name="ce23">
            <text:p>10.900</text:p>
          </table:table-cell>
          <table:table-cell office:value-type="float" office:value="38100" table:style-name="ce23">
            <text:p>38.100</text:p>
          </table:table-cell>
          <table:table-cell office:value-type="float" office:value="178365" table:style-name="ce24">
            <text:p>178.365</text:p>
          </table:table-cell>
          <table:table-cell office:value-type="float" office:value="151027" table:style-name="ce24">
            <text:p>151.027</text:p>
          </table:table-cell>
          <table:table-cell office:value-type="percentage" office:value="0.84673001990300789" table:style-name="ce25">
            <text:p>84,7%</text:p>
          </table:table-cell>
          <table:table-cell office:value-type="float" office:value="53832" table:style-name="ce22">
            <text:p>53.832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68045" table:style-name="ce22">
            <text:p>268.045</text:p>
          </table:table-cell>
          <table:table-cell office:value-type="float" office:value="19900" table:style-name="ce23">
            <text:p>19.900</text:p>
          </table:table-cell>
          <table:table-cell office:value-type="float" office:value="96900" table:style-name="ce23">
            <text:p>96.900</text:p>
          </table:table-cell>
          <table:table-cell office:value-type="float" office:value="384845" table:style-name="ce24">
            <text:p>384.845</text:p>
          </table:table-cell>
          <table:table-cell office:value-type="float" office:value="350571" table:style-name="ce24">
            <text:p>350.571</text:p>
          </table:table-cell>
          <table:table-cell office:value-type="percentage" office:value="0.91094076836128834" table:style-name="ce25">
            <text:p>91,1%</text:p>
          </table:table-cell>
          <table:table-cell office:value-type="float" office:value="95809" table:style-name="ce22">
            <text:p>95.809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335" table:style-name="ce22">
            <text:p>36.335</text:p>
          </table:table-cell>
          <table:table-cell office:value-type="float" office:value="2700" table:style-name="ce23">
            <text:p>2.700</text:p>
          </table:table-cell>
          <table:table-cell office:value-type="float" office:value="11400" table:style-name="ce23">
            <text:p>11.400</text:p>
          </table:table-cell>
          <table:table-cell office:value-type="float" office:value="50435" table:style-name="ce24">
            <text:p>50.435</text:p>
          </table:table-cell>
          <table:table-cell office:value-type="float" office:value="46881" table:style-name="ce24">
            <text:p>46.881</text:p>
          </table:table-cell>
          <table:table-cell office:value-type="percentage" office:value="0.92953306235748989" table:style-name="ce25">
            <text:p>93,0%</text:p>
          </table:table-cell>
          <table:table-cell office:value-type="float" office:value="14058" table:style-name="ce22">
            <text:p>14.058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8965" table:style-name="ce22">
            <text:p>598.965</text:p>
          </table:table-cell>
          <table:table-cell office:value-type="float" office:value="51300" table:style-name="ce23">
            <text:p>51.300</text:p>
          </table:table-cell>
          <table:table-cell office:value-type="float" office:value="243100" table:style-name="ce23">
            <text:p>243.100</text:p>
          </table:table-cell>
          <table:table-cell office:value-type="float" office:value="893365" table:style-name="ce24">
            <text:p>893.365</text:p>
          </table:table-cell>
          <table:table-cell office:value-type="float" office:value="792291" table:style-name="ce24">
            <text:p>792.291</text:p>
          </table:table-cell>
          <table:table-cell office:value-type="percentage" office:value="0.88686147319404718" table:style-name="ce25">
            <text:p>88,7%</text:p>
          </table:table-cell>
          <table:table-cell office:value-type="float" office:value="199142" table:style-name="ce22">
            <text:p>199.142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48145" table:style-name="ce22">
            <text:p>148.145</text:p>
          </table:table-cell>
          <table:table-cell office:value-type="float" office:value="13400" table:style-name="ce23">
            <text:p>13.400</text:p>
          </table:table-cell>
          <table:table-cell office:value-type="float" office:value="54100" table:style-name="ce23">
            <text:p>54.100</text:p>
          </table:table-cell>
          <table:table-cell office:value-type="float" office:value="215645" table:style-name="ce24">
            <text:p>215.645</text:p>
          </table:table-cell>
          <table:table-cell office:value-type="float" office:value="180650" table:style-name="ce24">
            <text:p>180.650</text:p>
          </table:table-cell>
          <table:table-cell office:value-type="percentage" office:value="0.83771939993971578" table:style-name="ce25">
            <text:p>83,8%</text:p>
          </table:table-cell>
          <table:table-cell office:value-type="float" office:value="57981" table:style-name="ce22">
            <text:p>57.981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9765" table:style-name="ce22">
            <text:p>69.765</text:p>
          </table:table-cell>
          <table:table-cell office:value-type="float" office:value="5900" table:style-name="ce23">
            <text:p>5.900</text:p>
          </table:table-cell>
          <table:table-cell office:value-type="float" office:value="23600" table:style-name="ce23">
            <text:p>23.600</text:p>
          </table:table-cell>
          <table:table-cell office:value-type="float" office:value="99265" table:style-name="ce24">
            <text:p>99.265</text:p>
          </table:table-cell>
          <table:table-cell office:value-type="float" office:value="86471" table:style-name="ce24">
            <text:p>86.471</text:p>
          </table:table-cell>
          <table:table-cell office:value-type="percentage" office:value="0.87111267818465721" table:style-name="ce25">
            <text:p>87,1%</text:p>
          </table:table-cell>
          <table:table-cell office:value-type="float" office:value="28229" table:style-name="ce22">
            <text:p>28.229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08080" table:style-name="ce22">
            <text:p>208.080</text:p>
          </table:table-cell>
          <table:table-cell office:value-type="float" office:value="16000" table:style-name="ce23">
            <text:p>16.000</text:p>
          </table:table-cell>
          <table:table-cell office:value-type="float" office:value="79600" table:style-name="ce23">
            <text:p>79.600</text:p>
          </table:table-cell>
          <table:table-cell office:value-type="float" office:value="303680" table:style-name="ce24">
            <text:p>303.680</text:p>
          </table:table-cell>
          <table:table-cell office:value-type="float" office:value="240162" table:style-name="ce24">
            <text:p>240.162</text:p>
          </table:table-cell>
          <table:table-cell office:value-type="percentage" office:value="0.79083904109589043" table:style-name="ce25">
            <text:p>79,1%</text:p>
          </table:table-cell>
          <table:table-cell office:value-type="float" office:value="65625" table:style-name="ce22">
            <text:p>65.625</text:p>
          </table:table-cell>
          <table:table-cell office:value-type="date" office:date-value="2021-03-15T00:00:00" table:style-name="ce26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9190" table:style-name="ce24">
            <text:p>9.190</text:p>
          </table:table-cell>
          <table:table-cell office:value-type="float" office:value="9278" table:style-name="ce24">
            <text:p>9.278</text:p>
          </table:table-cell>
          <table:table-cell office:value-type="percentage" office:value="1.009575625680087" table:style-name="ce25">
            <text:p>101,0%</text:p>
          </table:table-cell>
          <table:table-cell office:value-type="float" office:value="2533" table:style-name="ce22">
            <text:p>2.533</text:p>
          </table:table-cell>
          <table:table-cell office:value-type="date" office:date-value="2021-03-12T00:00:00" table:style-name="ce26">
            <text:p>1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8020" table:style-name="ce24">
            <text:p>8.020</text:p>
          </table:table-cell>
          <table:table-cell office:value-type="float" office:value="7682" table:style-name="ce24">
            <text:p>7.682</text:p>
          </table:table-cell>
          <table:table-cell office:value-type="percentage" office:value="0.95785536159600992" table:style-name="ce25">
            <text:p>95,8%</text:p>
          </table:table-cell>
          <table:table-cell office:value-type="float" office:value="2370" table:style-name="ce22">
            <text:p>2.370</text:p>
          </table:table-cell>
          <table:table-cell office:value-type="date" office:date-value="2021-03-15T00:00:00" table:style-name="ce27">
            <text:p>15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567095" table:style-name="ce28">
            <text:p>4.567.095</text:p>
          </table:table-cell>
          <table:table-cell office:value-type="float" office:value="387600" table:style-name="ce29">
            <text:p>387.600</text:p>
          </table:table-cell>
          <table:table-cell office:value-type="float" office:value="1700500" table:style-name="ce30">
            <text:p>1.700.500</text:p>
          </table:table-cell>
          <table:table-cell office:value-type="float" office:value="6655195" table:style-name="ce31">
            <text:p>6.655.195</text:p>
          </table:table-cell>
          <table:table-cell office:value-type="float" office:value="5742218" table:style-name="ce31">
            <text:p>5.742.218</text:p>
          </table:table-cell>
          <table:table-cell office:value-type="percentage" office:value="0.86281739302905469" table:style-name="ce32">
            <text:p>86,3%</text:p>
          </table:table-cell>
          <table:table-cell office:value-type="float" office:value="1728537" table:style-name="ce31">
            <text:p>1.728.537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6T15:52:43Z</dc:date>
  </office:meta>
</office:document-meta>
</file>